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1a5e8f" officeooo:paragraph-rsid="0018cd8d" style:font-weight-asian="bold" style:font-weight-complex="bold"/>
    </style:style>
    <style:style style:name="P2" style:family="paragraph" style:parent-style-name="Standard">
      <style:paragraph-properties fo:line-height="150%" fo:text-align="justify" style:justify-single-word="false"/>
      <style:text-properties style:font-name="Arial" officeooo:paragraph-rsid="0018cd8d"/>
    </style:style>
    <style:style style:name="P3" style:family="paragraph" style:parent-style-name="Standard">
      <style:paragraph-properties fo:line-height="150%" fo:text-align="justify" style:justify-single-word="false"/>
      <style:text-properties style:font-name="Arial" officeooo:paragraph-rsid="001a0536"/>
    </style:style>
    <style:style style:name="P4" style:family="paragraph" style:parent-style-name="Standard">
      <style:paragraph-properties fo:line-height="150%" fo:text-align="justify" style:justify-single-word="false"/>
      <style:text-properties style:font-name="Arial" officeooo:rsid="0000d0d6" officeooo:paragraph-rsid="0018cd8d"/>
    </style:style>
    <style:style style:name="P5" style:family="paragraph" style:parent-style-name="Standard">
      <style:paragraph-properties fo:line-height="150%" fo:text-align="justify" style:justify-single-word="false"/>
      <style:text-properties style:font-name="Arial" officeooo:rsid="0000d0d6" officeooo:paragraph-rsid="001a0536"/>
    </style:style>
    <style:style style:name="P6" style:family="paragraph" style:parent-style-name="Standard">
      <style:paragraph-properties fo:line-height="150%" fo:text-align="justify" style:justify-single-word="false"/>
      <style:text-properties style:font-name="Arial" fo:font-weight="normal" officeooo:rsid="0018cd8d" officeooo:paragraph-rsid="0018cd8d" style:font-weight-asian="normal" style:font-weight-complex="normal"/>
    </style:style>
    <style:style style:name="P7" style:family="paragraph" style:parent-style-name="Standard">
      <style:paragraph-properties fo:line-height="150%" fo:text-align="justify" style:justify-single-word="false"/>
      <style:text-properties style:font-name="Arial" fo:font-weight="normal" officeooo:rsid="0018cd8d" officeooo:paragraph-rsid="001a0536" style:font-weight-asian="normal" style:font-weight-complex="normal"/>
    </style:style>
    <style:style style:name="P8" style:family="paragraph" style:parent-style-name="Standard">
      <style:paragraph-properties fo:line-height="150%" fo:text-align="justify" style:justify-single-word="false"/>
      <style:text-properties style:font-name="Arial" fo:font-weight="normal" officeooo:rsid="001a5672" officeooo:paragraph-rsid="001a5672" style:font-weight-asian="normal" style:font-weight-complex="normal"/>
    </style:style>
    <style:style style:name="T1" style:family="text">
      <style:text-properties officeooo:rsid="0018cd8d"/>
    </style:style>
    <style:style style:name="T2" style:family="text">
      <style:text-properties officeooo:rsid="001b399f"/>
    </style:style>
    <style:style style:name="T3" style:family="text">
      <style:text-properties officeooo:rsid="001a5e8f"/>
    </style:style>
    <style:style style:name="T4" style:family="text">
      <style:text-properties fo:font-weight="bold" style:font-weight-asian="bold"/>
    </style:style>
    <style:style style:name="T5" style:family="text">
      <style:text-properties officeooo:rsid="0000d0d6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style:text-underline-style="solid" style:text-underline-width="auto" style:text-underline-color="font-color" officeooo:rsid="0000d0d6"/>
    </style:style>
    <style:style style:name="T8" style:family="text">
      <style:text-properties officeooo:rsid="0000f5f3"/>
    </style:style>
    <style:style style:name="T9" style:family="text">
      <style:text-properties officeooo:rsid="001961d0"/>
    </style:style>
    <style:style style:name="T10" style:family="text">
      <style:text-properties officeooo:rsid="001a0536"/>
    </style:style>
    <style:style style:name="T11" style:family="text">
      <style:text-properties officeooo:rsid="001a567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ACKAGE <text:span text:style-name="T1">GESTION </text:span></text:p>
      <text:p text:style-name="P1"/>
      <text:p text:style-name="P2"><text:span text:style-name="T4">Cas d’utilisation </text:span>N°<text:span text:style-name="T1">3</text:span><text:span text:style-name="T5">.</text:span><text:span text:style-name="T3">1</text:span>: <text:span text:style-name="T1">consulter les stocks </text:span></text:p>
      <text:p text:style-name="P2"><text:span text:style-name="T7">Acteur(s)</text:span><text:span text:style-name="T5"> : </text:span><text:span text:style-name="T1">Manager</text:span></text:p>
      <text:p text:style-name="P4"><text:span text:style-name="T6">Description</text:span> : L’utilisateur <text:span text:style-name="T1">accède au stock</text:span></text:p>
      <text:p text:style-name="P4"><text:span text:style-name="T6">Pré-condition </text:span>: <text:span text:style-name="T4">Cas d’utilisation </text:span>N°1.<text:span text:style-name="T3">1</text:span>: <text:span text:style-name="T3">se connecter à l’application </text:span></text:p>
      <text:p text:style-name="P2"><text:span text:style-name="T7">Démarrage </text:span><text:span text:style-name="T5">: L’utilisateur </text:span><text:span text:style-name="T1">est connecté à l’application</text:span></text:p>
      <text:p text:style-name="P4"><text:span text:style-name="T6">Scénario nominal</text:span> : </text:p>
      <text:p text:style-name="P2"><text:span text:style-name="T8">1</text:span>/ <text:span text:style-name="T1">L’utilisateur consulte les stocks</text:span></text:p>
      <text:p text:style-name="P2"><text:span text:style-name="T8">2</text:span>/ <text:span text:style-name="T1">Le système consulte la base de donnée des ingrédients</text:span></text:p>
      <text:p text:style-name="P2"><text:span text:style-name="T2">3</text:span>/ Le système <text:span text:style-name="T1">affiche les ingrédients restants et manquants</text:span></text:p>
      <text:p text:style-name="P6"/>
      <text:p text:style-name="P2"><text:span text:style-name="T4">Cas d’utilisation </text:span>N°<text:span text:style-name="T1">3</text:span><text:span text:style-name="T5">.</text:span><text:span text:style-name="T1">2</text:span>: <text:span text:style-name="T1">consulter les commandes en cours</text:span></text:p>
      <text:p text:style-name="P2"><text:span text:style-name="T7">Acteur(s)</text:span><text:span text:style-name="T5"> : </text:span><text:span text:style-name="T1">Manager</text:span></text:p>
      <text:p text:style-name="P4"><text:span text:style-name="T6">Description</text:span> : L’utilisateur <text:span text:style-name="T1">veut consulter les commandes en cours</text:span></text:p>
      <text:p text:style-name="P4"><text:span text:style-name="T6">Pré-condition </text:span>: <text:span text:style-name="T4">Cas d’utilisation </text:span>N°1.<text:span text:style-name="T3">1</text:span>: <text:span text:style-name="T3">se connecter à l’application </text:span></text:p>
      <text:p text:style-name="P2"><text:span text:style-name="T7">Démarrage </text:span><text:span text:style-name="T5">: L’utilisateur </text:span><text:span text:style-name="T1">est connecté à l’application</text:span></text:p>
      <text:p text:style-name="P4"><text:span text:style-name="T6">Scénario nominal</text:span> : </text:p>
      <text:p text:style-name="P2"><text:span text:style-name="T8">1</text:span>/ <text:span text:style-name="T1">L’utilisateur interroge le système sur toutes les commandes en cours</text:span></text:p>
      <text:p text:style-name="P2"><text:span text:style-name="T8">2</text:span>/ <text:span text:style-name="T1">Le système consulte la base de donnée des différentes commandes en cours et statut</text:span></text:p>
      <text:p text:style-name="P6"><text:span text:style-name="T2">3</text:span>/ Le système affiche les différentes commandes en cours avec leur statut </text:p>
      <text:p text:style-name="P6"/>
      <text:p text:style-name="P2"><text:span text:style-name="T4">Cas d’utilisation </text:span>N°<text:span text:style-name="T1">3</text:span><text:span text:style-name="T5">.</text:span><text:span text:style-name="T1">3</text:span>: <text:span text:style-name="T1">consulter les commandes passées </text:span></text:p>
      <text:p text:style-name="P2"><text:span text:style-name="T7">Acteur(s)</text:span><text:span text:style-name="T5"> : </text:span><text:span text:style-name="T1">Manager</text:span></text:p>
      <text:p text:style-name="P4"><text:span text:style-name="T6">Description</text:span> : L’utilisateur <text:span text:style-name="T1">veut consulter les commandes passées</text:span></text:p>
      <text:p text:style-name="P4"><text:span text:style-name="T6">Pré-condition </text:span>: <text:span text:style-name="T4">Cas d’utilisation </text:span>N°1.<text:span text:style-name="T3">1</text:span>: <text:span text:style-name="T3">se connecter à l’application </text:span></text:p>
      <text:p text:style-name="P2"><text:span text:style-name="T7">Démarrage </text:span><text:span text:style-name="T5">: L’utilisateur </text:span><text:span text:style-name="T1">est connecté à l’application</text:span></text:p>
      <text:p text:style-name="P4"><text:span text:style-name="T6">Scénario nominal</text:span> : </text:p>
      <text:p text:style-name="P2"><text:span text:style-name="T8">1</text:span>/ <text:span text:style-name="T1">L’utilisateur interroge le système sur toutes les commandes passées</text:span></text:p>
      <text:p text:style-name="P2"><text:span text:style-name="T8">2</text:span>/ <text:span text:style-name="T1">Le système consulte la base de donnée des différentes commandes passées et statut</text:span></text:p>
      <text:p text:style-name="P6"><text:span text:style-name="T2">3</text:span>/ Le système affiche les différentes commandes passées</text:p>
      <text:p text:style-name="P6"/>
      <text:p text:style-name="P2"><text:span text:style-name="T4">Cas d’utilisation </text:span>N°<text:span text:style-name="T1">3</text:span><text:span text:style-name="T5">.</text:span><text:span text:style-name="T1">4</text:span>: <text:span text:style-name="T1">consulter le </text:span><text:span text:style-name="T9">chiffre d’affaire de la pizzeria</text:span></text:p>
      <text:p text:style-name="P2"><text:span text:style-name="T7">Acteur(s)</text:span><text:span text:style-name="T5"> : </text:span><text:span text:style-name="T1">Manager</text:span></text:p>
      <text:p text:style-name="P4"><text:span text:style-name="T6">Description</text:span> : L’utilisateur <text:span text:style-name="T1">veut consulter l</text:span><text:span text:style-name="T10">es transactions effectuées</text:span></text:p>
      <text:p text:style-name="P4"><text:span text:style-name="T6">Pré-condition </text:span>: <text:span text:style-name="T4">Cas d’utilisation </text:span>N°1.<text:span text:style-name="T3">1</text:span>: <text:span text:style-name="T3">se connecter à l’application </text:span></text:p>
      <text:p text:style-name="P2"><text:soft-page-break/><text:span text:style-name="T7">Démarrage </text:span><text:span text:style-name="T5">: L’utilisateur </text:span><text:span text:style-name="T1">est connecté à l’application</text:span></text:p>
      <text:p text:style-name="P4"><text:span text:style-name="T6">Scénario nominal</text:span> : </text:p>
      <text:p text:style-name="P2"><text:span text:style-name="T8">1</text:span>/ <text:span text:style-name="T1">L’utilisateur interroge le système sur </text:span><text:span text:style-name="T9">les transactions effectuées </text:span></text:p>
      <text:p text:style-name="P2"><text:span text:style-name="T8">2</text:span>/ <text:span text:style-name="T1">Le système consulte la base de donnée des </text:span><text:span text:style-name="T9">montants des transactions effectuées</text:span></text:p>
      <text:p text:style-name="P6"><text:span text:style-name="T2">3</text:span>/ Le système affiche les <text:span text:style-name="T9">chiffres d’affaires réalisés</text:span></text:p>
      <text:p text:style-name="P6"/>
      <text:p text:style-name="P3"><text:span text:style-name="T4">Cas d’utilisation </text:span>N°<text:span text:style-name="T1">3</text:span><text:span text:style-name="T5">.</text:span><text:span text:style-name="T11">5</text:span>: <text:span text:style-name="T10">consulter les comptes utilisateurs</text:span></text:p>
      <text:p text:style-name="P3"><text:span text:style-name="T7">Acteur(s)</text:span><text:span text:style-name="T5"> : </text:span><text:span text:style-name="T1">Manager</text:span></text:p>
      <text:p text:style-name="P5"><text:span text:style-name="T6">Description</text:span> : L’utilisateur <text:span text:style-name="T10">consulter les comptes utilisateurs </text:span></text:p>
      <text:p text:style-name="P5"><text:span text:style-name="T6">Pré-condition </text:span>: <text:span text:style-name="T4">Cas d’utilisation </text:span>N°1.<text:span text:style-name="T3">1</text:span>: <text:span text:style-name="T3">se connecter à l’application </text:span></text:p>
      <text:p text:style-name="P3"><text:span text:style-name="T7">Démarrage </text:span><text:span text:style-name="T5">: L’utilisateur </text:span><text:span text:style-name="T1">est connecté à l’application</text:span></text:p>
      <text:p text:style-name="P5"><text:span text:style-name="T6">Scénario nominal</text:span> : </text:p>
      <text:p text:style-name="P3"><text:span text:style-name="T8">1</text:span>/ <text:span text:style-name="T1">L’utilisateur interroge </text:span><text:span text:style-name="T10">les différents comptes utilisateurs </text:span></text:p>
      <text:p text:style-name="P3"><text:span text:style-name="T8">2</text:span>/ <text:span text:style-name="T1">Le système consulte la base </text:span><text:span text:style-name="T10">des comptes utilisateurs</text:span></text:p>
      <text:p text:style-name="P7"><text:span text:style-name="T2">3</text:span>/ Le système affiche les différent<text:span text:style-name="T10">s comptes utilisateurs </text:span></text:p>
      <text:p text:style-name="P7"/>
      <text:p text:style-name="P3"><text:span text:style-name="T4">Cas d’utilisation </text:span>N°<text:span text:style-name="T1">3</text:span><text:span text:style-name="T5">.</text:span><text:span text:style-name="T11">6</text:span>: <text:span text:style-name="T10">ajouter ou modifier un compte utilisateur</text:span></text:p>
      <text:p text:style-name="P3"><text:span text:style-name="T7">Acteur(s)</text:span><text:span text:style-name="T5"> : </text:span><text:span text:style-name="T1">Manager</text:span></text:p>
      <text:p text:style-name="P5"><text:span text:style-name="T6">Description</text:span> : L’utilisateur <text:span text:style-name="T10">veut modifier ou ajouter un compte utilisateur</text:span></text:p>
      <text:p text:style-name="P5"><text:span text:style-name="T6">Pré-condition </text:span>: <text:span text:style-name="T4">Cas d’utilisation </text:span>N°1.<text:span text:style-name="T3">1</text:span>: <text:span text:style-name="T3">se connecter à l’application </text:span></text:p>
      <text:p text:style-name="P3"><text:span text:style-name="T7">Démarrage </text:span><text:span text:style-name="T5">: L’utilisateur </text:span><text:span text:style-name="T1">est connecté à l’application</text:span></text:p>
      <text:p text:style-name="P5"><text:span text:style-name="T6">Scénario nominal</text:span> : </text:p>
      <text:p text:style-name="P3"><text:span text:style-name="T8">1</text:span>/ <text:span text:style-name="T1">L’utilisateur </text:span><text:span text:style-name="T11">interroge le système sur les différents comptes </text:span></text:p>
      <text:p text:style-name="P3"><text:span text:style-name="T8">2</text:span>/ <text:span text:style-name="T1">Le système consulte la base </text:span><text:span text:style-name="T10">des comptes utilisateurs </text:span></text:p>
      <text:p text:style-name="P7"><text:span text:style-name="T2">3</text:span>/ Le système affiche les différent<text:span text:style-name="T10">s comptes utilisateurs </text:span></text:p>
      <text:p text:style-name="P8">4/ L’utilisateur ajoute un compte utilisateur ou modifie un des comptes </text:p>
      <text:p text:style-name="P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02T18:36:19.911000000</meta:creation-date>
    <dc:date>2021-10-02T19:14:49.164000000</dc:date>
    <meta:editing-duration>PT8M42S</meta:editing-duration>
    <meta:editing-cycles>2</meta:editing-cycles>
    <meta:generator>LibreOffice/7.1.0.3$Windows_X86_64 LibreOffice_project/f6099ecf3d29644b5008cc8f48f42f4a40986e4c</meta:generator>
    <meta:document-statistic meta:table-count="0" meta:image-count="0" meta:object-count="0" meta:page-count="2" meta:paragraph-count="56" meta:word-count="414" meta:character-count="2944" meta:non-whitespace-character-count="2562"/>
  </office:meta>
</office:document-meta>
</file>